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757cm"/>
    </style:style>
    <style:style style:name="Tableau1.B" style:family="table-column">
      <style:table-column-properties style:column-width="6.428cm"/>
    </style:style>
    <style:style style:name="Tableau1.C" style:family="table-column">
      <style:table-column-properties style:column-width="8.816cm"/>
    </style:style>
    <style:style style:name="Tableau1.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3" style:list-style-name="L2"/>
    <style:style style:name="P5" style:family="paragraph" style:parent-style-name="Heading_20_3">
      <style:paragraph-properties fo:margin-top="0cm" fo:margin-bottom="0.247cm" style:contextual-spacing="false" fo:line-height="115%"/>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paragraph-properties fo:margin-top="0cm" fo:margin-bottom="0.146cm" style:contextual-spacing="false"/>
    </style:style>
    <style:style style:name="P14" style:family="paragraph" style:parent-style-name="Text_20_body" style:list-style-name="L11"/>
    <style:style style:name="P15" style:family="paragraph" style:parent-style-name="Text_20_body" style:list-style-name="L12"/>
    <style:style style:name="P16" style:family="paragraph" style:parent-style-name="Quotations">
      <style:text-properties officeooo:paragraph-rsid="00109d23"/>
    </style:style>
    <style:style style:name="P17" style:family="paragraph" style:parent-style-name="Heading_20_3">
      <style:text-properties officeooo:paragraph-rsid="00109d23"/>
    </style:style>
    <style:style style:name="P18" style:family="paragraph" style:parent-style-name="Table_20_Contents">
      <style:text-properties fo:font-size="2pt" style:font-size-asian="2pt" style:font-size-complex="2pt"/>
    </style:style>
    <style:style style:name="T1" style:family="text">
      <style:text-properties officeooo:rsid="00109d2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h>
      <text:h text:style-name="P1" text:outline-level="1"><text:span text:style-name="Strong_20_Emphasis">Planification du projet e-commerce SaaS Cyna - Réunions initiales -</text:span></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Suivi des réunions de lancement et de planification</text:span></text:h>
      <text:p text:style-name="Horizontal_20_Line"/>
      <text:p text:style-name="Text_20_body"><text:span text:style-name="Strong_20_Emphasis">Date de création du document</text:span> : 27/03/2025</text:p>
      <text:p text:style-name="Text_20_body"><text:span text:style-name="Strong_20_Emphasis">Membres du groupe</text:span> :</text:p>
      <text:list text:style-name="L1">
        <text:list-item>
          <text:p text:style-name="P2">Walid Koujdal</text:p>
        </text:list-item>
        <text:list-item>
          <text:p text:style-name="P2">Nour Hadj</text:p>
        </text:list-item>
        <text:list-item>
          <text:p text:style-name="P2">Ali Hamroudi</text:p>
        </text:list-item>
        <text:list-item>
          <text:p text:style-name="P2">Hasnae En Yaaqoubi</text:p>
        </text:list-item>
      </text:list>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Nom du projet</text:span> :<text:line-break/><text:span text:style-name="Strong_20_Emphasis">Développement de la plateforme e-commerce SaaS pour Cyna</text:span></text:p>
      <text:h text:style-name="Heading_20_3" text:outline-level="3"><text:soft-page-break/><text:span text:style-name="Strong_20_Emphasis">Table des matières</text:span></text:h>
      <text:list xml:id="list2818970395" text:style-name="L2">
        <text:list-item>
          <text:p text:style-name="P3"><text:span text:style-name="Strong_20_Emphasis">Introduction</text:span></text:p>
        </text:list-item>
        <text:list-item>
          <text:h text:style-name="P4" text:outline-level="3"><text:span text:style-name="Strong_20_Emphasis">◦ Objectifs de la réunion</text:span></text:h>
        </text:list-item>
      </text:list>
      <text:p text:style-name="Text_20_body">Lancer officiellement le projet Fil Rouge, présenter les grandes lignes du sujet, attribuer les rôles provisoires à chaque membre et identifier les premières tâches à réaliser, comme la recherche de technologies et le début du cahier des charges.</text:p>
      <text:h text:style-name="P5" text:outline-level="3">◦ <text:span text:style-name="Strong_20_Emphasis">Participants</text:span></text:h>
      <text:p text:style-name="Text_20_body">Walid, Nour, Hasnae, Ali</text:p>
      <text:h text:style-name="P5" text:outline-level="3">◦ <text:span text:style-name="Strong_20_Emphasis">Résumé des discussions</text:span></text:h>
      <text:list text:style-name="L3">
        <text:list-item>
          <text:p text:style-name="P6">Présentation du projet et de ses objectifs pédagogiques</text:p>
        </text:list-item>
        <text:list-item>
          <text:p text:style-name="P6">Échange sur les attentes du rendu final</text:p>
        </text:list-item>
        <text:list-item>
          <text:p text:style-name="P6">Définition des langages à utiliser : <text:span text:style-name="Strong_20_Emphasis">HTML, CSS, JavaScript, MySQL, PHP</text:span></text:p>
        </text:list-item>
        <text:list-item>
          <text:p text:style-name="P6">Discussion sur les rôles de chacun (répartition temporaire)</text:p>
        </text:list-item>
        <text:list-item>
          <text:p text:style-name="P6">Identification des premières étapes : analyse des besoins, recherche de solutions techniques</text:p>
        </text:list-item>
        <text:list-item>
          <text:p text:style-name="P6">Mise en place du journal de bord et des outils de suivi</text:p>
        </text:list-item>
      </text:list>
      <text:h text:style-name="P5" text:outline-level="3">◦ <text:span text:style-name="Strong_20_Emphasis">Décisions prises</text:span></text:h>
      <text:list text:style-name="L4">
        <text:list-item>
          <text:p text:style-name="P7"><text:span text:style-name="Strong_20_Emphasis">Répartition provisoire des rôles :</text:span><text:line-break/>▸ Recherche technologique<text:line-break/>▸ Élaboration du cahier des charges<text:line-break/>▸ Suivi de l’organisation (journal de bord, planification)</text:p>
        </text:list-item>
        <text:list-item>
          <text:p text:style-name="P7"><text:span text:style-name="Strong_20_Emphasis">Langages validés :</text:span> HTML, CSS, JavaScript, PHP, MySQL</text:p>
        </text:list-item>
        <text:list-item>
          <text:p text:style-name="P7"><text:span text:style-name="Strong_20_Emphasis">Rappel important :</text:span> Maintenir une bonne communication au sein de l’équipe pour éviter les malentendus</text:p>
        </text:list-item>
      </text:list>
      <text:list text:continue-list="list2818970395" text:style-name="L2">
        <text:list-header>
          <text:p text:style-name="P3"/>
        </text:list-header>
        <text:list-item>
          <text:p text:style-name="P3"><text:span text:style-name="Strong_20_Emphasis">Réunion 2 : Planification détaillée et répartition des tâches</text:span></text:p>
          <text:list>
            <text:list-item>
              <text:p text:style-name="P3">Objectifs de la réunion</text:p>
            </text:list-item>
            <text:list-item>
              <text:p text:style-name="P3">Participants</text:p>
            </text:list-item>
            <text:list-item>
              <text:p text:style-name="P3">Résumé des discussions</text:p>
            </text:list-item>
            <text:list-item>
              <text:p text:style-name="P3">Décisions prises</text:p>
            </text:list-item>
          </text:list>
        </text:list-item>
        <text:list-item>
          <text:p text:style-name="P3"><text:span text:style-name="Strong_20_Emphasis">Conclusion</text:span></text:p>
        </text:list-item>
        <text:list-item>
          <text:p text:style-name="P3"><text:span text:style-name="Strong_20_Emphasis">Annexe : Documents complémentaires</text:span> (ex : diagrammes, schémas d'architecture, outils utilisés)</text:p>
        </text:list-item>
      </text:list>
      <text:h text:style-name="Heading_20_3" text:outline-level="3"><text:soft-page-break/><text:span text:style-name="Strong_20_Emphasis">1. Introduction</text:span></text:h>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pan text:style-name="Strong_20_Emphasis">2. Réunion 1 : Lancement du projet</text:span></text:h>
      <text:h text:style-name="Heading_20_4" text:outline-level="4"><text:span text:style-name="Strong_20_Emphasis">Objectifs de la réunion</text:span></text:h>
      <text:list text:style-name="L5">
        <text:list-item>
          <text:p text:style-name="P8">Lancer officiellement le projet et établir les premières bases du travail.</text:p>
        </text:list-item>
        <text:list-item>
          <text:p text:style-name="P8">Discuter de l'architecture du projet, des choix technologiques.</text:p>
        </text:list-item>
        <text:list-item>
          <text:p text:style-name="P8">Définir les grandes lignes du plan de travail et des délais.</text:p>
        </text:list-item>
      </text:list>
      <text:h text:style-name="Heading_20_4" text:outline-level="4"><text:span text:style-name="Strong_20_Emphasis">Participants</text:span></text:h>
      <text:list text:style-name="L6">
        <text:list-item>
          <text:p text:style-name="P9">Walid (Chef de projet)</text:p>
        </text:list-item>
        <text:list-item>
          <text:p text:style-name="P9">Nour</text:p>
        </text:list-item>
        <text:list-item>
          <text:p text:style-name="P9">Ali</text:p>
        </text:list-item>
        <text:list-item>
          <text:p text:style-name="P9">Hasnae</text:p>
        </text:list-item>
      </text:list>
      <text:h text:style-name="Heading_20_4" text:outline-level="4"><text:span text:style-name="Strong_20_Emphasis">Résumé des discussions</text:span></text:h>
      <text:list text:style-name="L7">
        <text:list-item>
          <text:p text:style-name="P10"><text:span text:style-name="Strong_20_Emphasis">Présentation générale du projet</text:span> : Explication du projet SaaS et des attentes de l'entreprise Cyna.</text:p>
        </text:list-item>
        <text:list-item>
          <text:p text:style-name="P10"><text:span text:style-name="Strong_20_Emphasis">Objectifs à court terme</text:span> : Finalisation de l'architecture du système, choix des technologies, et mise en place des premiers éléments de l’interface utilisateur.</text:p>
        </text:list-item>
        <text:list-item>
          <text:p text:style-name="P10"><text:span text:style-name="Strong_20_Emphasis">Technologies proposées</text:span> : Node.js pour le back-end, React pour le front-end, Ampps pour la gestion du serveur local, et PostgreSQL pour la base de données.</text:p>
        </text:list-item>
      </text:list>
      <text:h text:style-name="Heading_20_4" text:outline-level="4"><text:span text:style-name="Strong_20_Emphasis">Décisions prises</text:span></text:h>
      <text:list text:style-name="L8">
        <text:list-item>
          <text:p text:style-name="P11">Choix des technologies validés : <text:span text:style-name="T1">VS code, VS 2022,</text:span> Ampps.</text:p>
        </text:list-item>
        <text:list-item>
          <text:p text:style-name="P11">Définition des premières étapes du développement : Architecture de base, création du dépôt Git, et structuration du projet.</text:p>
        </text:list-item>
        <text:list-item>
          <text:p text:style-name="P11">Première réunion de suivi prévue dans 2 semaines pour faire le point sur l’avancement.</text:p>
        </text:list-item>
      </text:list>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text:span text:style-name="Strong_20_Emphasis">3. Réunion 2 : Planification détaillée et répartition des tâches</text:span></text:h>
      <text:h text:style-name="Heading_20_4" text:outline-level="4"><text:span text:style-name="Strong_20_Emphasis">Objectifs de la réunion</text:span></text:h>
      <text:list text:style-name="L9">
        <text:list-item>
          <text:p text:style-name="P12">Détail de la planification du projet selon la méthode PMBOK.</text:p>
        </text:list-item>
        <text:list-item>
          <text:p text:style-name="P12">Répartition des tâches en fonction des niveaux de difficulté (faible, moyenne, élevée).</text:p>
        </text:list-item>
        <text:list-item>
          <text:p text:style-name="P12">Mise en place de l’outil de gestion de projet (Trello).</text:p>
        </text:list-item>
      </text:list>
      <text:h text:style-name="Heading_20_4" text:outline-level="4"><text:span text:style-name="Strong_20_Emphasis">Participants</text:span></text:h>
      <text:list text:style-name="L10">
        <text:list-item>
          <text:p text:style-name="P13">Walid (Chef de projet)</text:p>
        </text:list-item>
        <text:list-item>
          <text:p text:style-name="P13">Ali</text:p>
        </text:list-item>
        <text:list-item>
          <text:p text:style-name="P13">Nour</text:p>
        </text:list-item>
        <text:list-item>
          <text:p text:style-name="P13">Hasnae</text:p>
        </text:list-item>
      </text:list>
      <text:h text:style-name="Heading_20_4" text:outline-level="4"><text:span text:style-name="Strong_20_Emphasis">Résumé des discussions</text:span></text:h>
      <text:list text:style-name="L11">
        <text:list-item>
          <text:p text:style-name="P14"><text:span text:style-name="Strong_20_Emphasis">Répartition des tâches par niveau de difficulté</text:span> : Les tâches ont été classées en trois catégories : faible, moyenne, élevée.</text:p>
        </text:list-item>
        <text:list-item>
          <text:p text:style-name="P14"><text:span text:style-name="Strong_20_Emphasis">Outils utilisés</text:span> : Utilisation de Trello pour suivre les progrès et les échéances.</text:p>
        </text:list-item>
        <text:list-item>
          <text:p text:style-name="P14"><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2">
        <text:list-item>
          <text:p text:style-name="P15">Les tâches les plus simples seront assignées en priorité pour garantir une mise en place fluide du projet.</text:p>
        </text:list-item>
        <text:list-item>
          <text:p text:style-name="P15">Création d’un repository Git centralisé pour la gestion du code.</text:p>
        </text:list-item>
        <text:list-item>
          <text:p text:style-name="P15">Le suivi des tâches sera effectué via Trello, avec un système de colonnes pour visualiser l’état d’avancement (Backlog, En cours, Terminé).</text:p>
        </text:list-item>
      </text:list>
      <text:h text:style-name="Heading_20_3" text:outline-level="3"><text:span text:style-name="Strong_20_Emphasis">4. Conclusion</text:span></text:h>
      <text:p text:style-name="P16"><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p text:style-name="P16"><text:span text:style-name="Strong_20_Emphasis"/></text:p>
      <text:p text:style-name="P16"><text:span text:style-name="Strong_20_Emphasis"/></text:p>
      <text:h text:style-name="P17" text:outline-level="3"><text:soft-page-break/><text:span text:style-name="Strong_20_Emphasis">5. Annexe</text:span></text:h>
      <text:h text:style-name="Heading_20_3" text:outline-level="3"><text:span text:style-name="Strong_20_Emphasis">Vue d'ensemble du projet avec tâches et répartition</text:span> :</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text:span text:style-name="Strong_20_Emphasis">Membre</text:span></text:p>
            </table:table-cell>
            <table:table-cell table:style-name="Tableau1.A1" office:value-type="string">
              <text:p text:style-name="Table_20_Heading"><text:span text:style-name="Strong_20_Emphasis">Responsabilités</text:span></text:p>
            </table:table-cell>
            <table:table-cell table:style-name="Tableau1.A1" office:value-type="string">
              <text:p text:style-name="Table_20_Heading"><text:span text:style-name="Strong_20_Emphasis">Tâches attribuées</text:span></text:p>
            </table:table-cell>
          </table:table-row>
        </table:table-header-rows>
        <table:table-row>
          <table:table-cell table:style-name="Tableau1.A1" office:value-type="string">
            <text:p text:style-name="Table_20_Contents"><text:span text:style-name="Strong_20_Emphasis">Walid</text:span></text:p>
          </table:table-cell>
          <table:table-cell table:style-name="Tableau1.A1" office:value-type="string">
            <text:p text:style-name="Table_20_Contents">Chef de projet, gestion du projet et des tâches, coordination et communication</text:p>
          </table:table-cell>
          <table:table-cell table:style-name="Tableau1.A1" office:value-type="string">
            <text:p text:style-name="Table_20_Contents">- Planification du projet</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Suivi des échéances</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Vérification de la qualité du code et des tests de validation</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Impliqué dans toutes les étapes du projet pour assurer la cohésion entre les différentes parties et suivre l’avancement</text:p>
          </table:table-cell>
        </table:table-row>
        <table:table-row>
          <table:table-cell table:style-name="Tableau1.A1" office:value-type="string">
            <text:p text:style-name="Table_20_Contents"><text:span text:style-name="Strong_20_Emphasis">Ali</text:span></text:p>
          </table:table-cell>
          <table:table-cell table:style-name="Tableau1.A1" office:value-type="string">
            <text:p text:style-name="Table_20_Contents">Développeur Front-End</text:p>
          </table:table-cell>
          <table:table-cell table:style-name="Tableau1.A1" office:value-type="string">
            <text:p text:style-name="Table_20_Contents">- Création des pages React</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Mise en place du design responsive</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Intégration avec le back-end via API</text:p>
          </table:table-cell>
        </table:table-row>
        <table:table-row>
          <table:table-cell table:style-name="Tableau1.A1" office:value-type="string">
            <text:p text:style-name="Table_20_Contents"><text:span text:style-name="Strong_20_Emphasis">Hasnae</text:span></text:p>
          </table:table-cell>
          <table:table-cell table:style-name="Tableau1.A1" office:value-type="string">
            <text:p text:style-name="Table_20_Contents">Développeur Front-End</text:p>
          </table:table-cell>
          <table:table-cell table:style-name="Tableau1.A1" office:value-type="string">
            <text:p text:style-name="Table_20_Contents">- Création des pages React</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Mise en place du design responsive</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Intégration avec le back-end via API</text:p>
          </table:table-cell>
        </table:table-row>
        <table:table-row>
          <table:table-cell table:style-name="Tableau1.A1" office:value-type="string">
            <text:p text:style-name="Table_20_Contents"><text:span text:style-name="Strong_20_Emphasis">Nour</text:span></text:p>
          </table:table-cell>
          <table:table-cell table:style-name="Tableau1.A1" office:value-type="string">
            <text:p text:style-name="Table_20_Contents">Développeur Back-End</text:p>
          </table:table-cell>
          <table:table-cell table:style-name="Tableau1.A1" office:value-type="string">
            <text:p text:style-name="Table_20_Contents">- Création des API RESTful</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Gestion des utilisateurs (authentification, inscription)</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Implémentation de la base de données avec PostgreSQL</text:p>
          </table:table-cell>
        </table:table-row>
        <table:table-row>
          <table:table-cell table:style-name="Tableau1.A1" office:value-type="string">
            <text:p text:style-name="Table_20_Contents"><text:span text:style-name="Strong_20_Emphasis">Walid</text:span></text:p>
          </table:table-cell>
          <table:table-cell table:style-name="Tableau1.A1" office:value-type="string">
            <text:p text:style-name="Table_20_Contents">Développeur Back-End et Chef de projet</text:p>
          </table:table-cell>
          <table:table-cell table:style-name="Tableau1.A1" office:value-type="string">
            <text:p text:style-name="Table_20_Contents">- Impliqué dans la gestion de l'architecture du back-end et le suivi de la base de données</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Supervision et gestion des tâches de back-end pour assurer la cohérence du projet</text:p>
          </table:table-cell>
        </table:table-row>
        <table:table-row>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Table_20_Contents">- Mise en place des tests d’intégration du back-end</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0:50:04.054000000</meta:creation-date>
    <dc:date>2025-03-31T21:31:07.215000000</dc:date>
    <meta:editing-duration>PT46M55S</meta:editing-duration>
    <meta:editing-cycles>7</meta:editing-cycles>
    <meta:generator>LibreOffice/24.8.5.2$Windows_X86_64 LibreOffice_project/fddf2685c70b461e7832239a0162a77216259f22</meta:generator>
    <meta:document-statistic meta:table-count="1" meta:image-count="0" meta:object-count="0" meta:page-count="5" meta:paragraph-count="104" meta:word-count="900" meta:character-count="5456" meta:non-whitespace-character-count="4708"/>
  </office:meta>
</office:document-meta>
</file>